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4cm"/>
    </style:style>
    <style:style style:name="co3" style:family="table-column">
      <style:table-column-properties fo:break-before="auto" style:column-width="3.863cm"/>
    </style:style>
    <style:style style:name="co4" style:family="table-column">
      <style:table-column-properties fo:break-before="auto" style:column-width="5.602cm"/>
    </style:style>
    <style:style style:name="co5" style:family="table-column">
      <style:table-column-properties fo:break-before="auto" style:column-width="26.984cm"/>
    </style:style>
    <style:style style:name="co6" style:family="table-column">
      <style:table-column-properties fo:break-before="auto" style:column-width="9.232cm"/>
    </style:style>
    <style:style style:name="co7" style:family="table-column">
      <style:table-column-properties fo:break-before="auto" style:column-width="15.79cm"/>
    </style:style>
    <style:style style:name="co8" style:family="table-column">
      <style:table-column-properties fo:break-before="auto" style:column-width="17.433cm"/>
    </style:style>
    <style:style style:name="co9" style:family="table-column">
      <style:table-column-properties fo:break-before="auto" style:column-width="5.306cm"/>
    </style:style>
    <style:style style:name="co10" style:family="table-column">
      <style:table-column-properties fo:break-before="auto" style:column-width="5.433cm"/>
    </style:style>
    <style:style style:name="co11" style:family="table-column">
      <style:table-column-properties fo:break-before="auto" style:column-width="4.542cm"/>
    </style:style>
    <style:style style:name="co12" style:family="table-column">
      <style:table-column-properties fo:break-before="auto" style:column-width="3.819cm"/>
    </style:style>
    <style:style style:name="co13" style:family="table-column">
      <style:table-column-properties fo:break-before="auto" style:column-width="3.671cm"/>
    </style:style>
    <style:style style:name="co14" style:family="table-column">
      <style:table-column-properties fo:break-before="auto" style:column-width="3.649cm"/>
    </style:style>
    <style:style style:name="co15" style:family="table-column">
      <style:table-column-properties fo:break-before="auto" style:column-width="22.01cm"/>
    </style:style>
    <style:style style:name="co16" style:family="table-column">
      <style:table-column-properties fo:break-before="auto" style:column-width="8.149cm"/>
    </style:style>
    <style:style style:name="co17" style:family="table-column">
      <style:table-column-properties fo:break-before="auto" style:column-width="9.827cm"/>
    </style:style>
    <style:style style:name="co18" style:family="table-column">
      <style:table-column-properties fo:break-before="auto" style:column-width="14.178cm"/>
    </style:style>
    <style:style style:name="co19" style:family="table-column">
      <style:table-column-properties fo:break-before="auto" style:column-width="4.669cm"/>
    </style:style>
    <style:style style:name="co20" style:family="table-column">
      <style:table-column-properties fo:break-before="auto" style:column-width="5.285cm"/>
    </style:style>
    <style:style style:name="co21" style:family="table-column">
      <style:table-column-properties fo:break-before="auto" style:column-width="3.798cm"/>
    </style:style>
    <style:style style:name="co22" style:family="table-column">
      <style:table-column-properties fo:break-before="auto" style:column-width="2.992cm"/>
    </style:style>
    <style:style style:name="co23" style:family="table-column">
      <style:table-column-properties fo:break-before="auto" style:column-width="9.742cm"/>
    </style:style>
    <style:style style:name="co24" style:family="table-column">
      <style:table-column-properties fo:break-before="auto" style:column-width="18.232cm"/>
    </style:style>
    <style:style style:name="co25" style:family="table-column">
      <style:table-column-properties fo:break-before="auto" style:column-width="8.297cm"/>
    </style:style>
    <style:style style:name="co26" style:family="table-column">
      <style:table-column-properties fo:break-before="auto" style:column-width="10.506cm"/>
    </style:style>
    <style:style style:name="co27" style:family="table-column">
      <style:table-column-properties fo:break-before="auto" style:column-width="17.955cm"/>
    </style:style>
    <style:style style:name="co28" style:family="table-column">
      <style:table-column-properties fo:break-before="auto" style:column-width="5.008cm"/>
    </style:style>
    <style:style style:name="co29" style:family="table-column">
      <style:table-column-properties fo:break-before="auto" style:column-width="4.8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77cm" fo:break-before="auto" style:use-optimal-row-height="true"/>
    </style:style>
    <style:style style:name="ro3" style:family="table-row">
      <style:table-row-properties style:row-height="1.912cm" fo:break-before="auto" style:use-optimal-row-height="true"/>
    </style:style>
    <style:style style:name="ro4" style:family="table-row">
      <style:table-row-properties style:row-height="1.445cm" fo:break-before="auto" style:use-optimal-row-height="true"/>
    </style:style>
    <style:style style:name="ro5" style:family="table-row">
      <style:table-row-properties style:row-height="2.847cm" fo:break-before="auto" style:use-optimal-row-height="true"/>
    </style:style>
    <style:style style:name="ro6" style:family="table-row">
      <style:table-row-properties style:row-height="0.91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e86ae" style:text-align-source="fix" style:repeat-content="false" style:vertical-align="middle"/>
      <style:paragraph-properties fo:text-align="start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8e86ae"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2pt" style:font-name-asian="Segoe UI" style:font-size-asian="12pt" style:font-name-complex="Tahoma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2pt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size-asian="10pt" style:font-size-complex="10pt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" fo:font-size="12pt" style:font-size-asian="12pt" style:font-size-complex="12pt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0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mePage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" table:number-columns-repeated="16371" table:default-cell-style-name="ce3"/>
        <table:table-row table:style-name="ro1">
          <table:table-cell table:style-name="ce1" office:value-type="string" calcext:value-type="string">
            <text:p>S no.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Parent module</text:p>
          </table:table-cell>
          <table:table-cell table:style-name="ce1" office:value-type="string" calcext:value-type="string">
            <text:p>Sub module</text:p>
          </table:table-cell>
          <table:table-cell table:style-name="ce1" office:value-type="string" calcext:value-type="string">
            <text:p>Summary</text:p>
          </table:table-cell>
          <table:table-cell table:style-name="ce1" office:value-type="string" calcext:value-type="string">
            <text:p>Pre-requisites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Test case creation date</text:p>
          </table:table-cell>
          <table:table-cell table:style-name="ce1" office:value-type="string" calcext:value-type="string">
            <text:p>Test status</text:p>
          </table:table-cell>
          <table:table-cell table:style-name="ce1" office:value-type="string" calcext:value-type="string">
            <text:p>Script creation date</text:p>
          </table:table-cell>
          <table:table-cell table:style-name="ce1" office:value-type="string" calcext:value-type="string">
            <text:p>Automation status</text:p>
          </table:table-cell>
          <table:table-cell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Become a seller</text:p>
          </table:table-cell>
          <table:table-cell office:value-type="string" calcext:value-type="string">
            <text:p>To verify that after clicking on <text:s/>“Become a seller” link text, user should be redirected to Flipkart seller hub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“become a seller” link text</text:p>
          </table:table-cell>
          <table:table-cell office:value-type="string" calcext:value-type="string">
            <text:p>User should be redirected to Flipkart seller hub page</text:p>
          </table:table-cell>
          <table:table-cell office:value-type="string" calcext:value-type="string">
            <text:p>20 April,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0 April,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To verify the more drop down functionality, user should be redirected to download app page after clicking download app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“more” drop down</text:p>
            <text:p><text:span text:style-name="T2">2.Click On download app</text:span></text:p>
          </table:table-cell>
          <table:table-cell office:value-type="string" calcext:value-type="string">
            <text:p>User should be redirected to download app page</text:p>
          </table:table-cell>
          <table:table-cell office:value-type="string" calcext:value-type="string">
            <text:p>20 April,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0 April,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To verify the functionality of cart button, user should be redirected to cart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cart button</text:p>
          </table:table-cell>
          <table:table-cell office:value-type="string" calcext:value-type="string">
            <text:p><text:span text:style-name="T3">User should be redirected to cart page and </text:span>items added in the cart (if any) should be visible to the user</text:p>
          </table:table-cell>
          <table:table-cell office:value-type="string" calcext:value-type="string">
            <text:p>20 April,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0 April,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Product search</text:p>
          </table:table-cell>
          <table:table-cell office:value-type="string" calcext:value-type="string">
            <text:p>To verify that after entering search text and clicking on search icon, the search should be performed.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<text:span text:style-name="T2">1.Enter Search text in search field</text:span></text:p>
            <text:p><text:span text:style-name="T2">2.Click On search icon.</text:span></text:p>
          </table:table-cell>
          <table:table-cell office:value-type="string" calcext:value-type="string">
            <text:p>Search should be performed according to search text provided by user.</text:p>
          </table:table-cell>
          <table:table-cell office:value-type="string" calcext:value-type="string">
            <text:p>20 April,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0 April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Mobiles</text:p>
          </table:table-cell>
          <table:table-cell office:value-type="string" calcext:value-type="string">
            <text:p>To verify the functionality of “mobiles” link text, user should be redirected to mobiles specification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“mobiles” link text</text:p>
          </table:table-cell>
          <table:table-cell office:value-type="string" calcext:value-type="string">
            <text:p>User should be redirected to mobiles specification page</text:p>
          </table:table-cell>
          <table:table-cell office:value-type="string" calcext:value-type="string">
            <text:p>20 April,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0 April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To verify the fashion drop down functionality, user should be redirected to women ethnic page after clicking women ethnic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“fashion” drop down</text:p>
            <text:p><text:span text:style-name="T2">2.Click On women ethnic</text:span></text:p>
          </table:table-cell>
          <table:table-cell office:value-type="string" calcext:value-type="string">
            <text:p>User should be redirected to women ethnic page</text:p>
          </table:table-cell>
          <table:table-cell office:value-type="string" calcext:value-type="string">
            <text:p>20 April,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0 April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To verify the electronics drop down functionality, user should be redirected to electronics gst store page after clicking electronics gst stor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“electronics” drop down</text:p>
            <text:p><text:span text:style-name="T2">2.Click On electronics gst store</text:span></text:p>
          </table:table-cell>
          <table:table-cell office:value-type="string" calcext:value-type="string">
            <text:p>User should be redirected to electronics GST store page</text:p>
          </table:table-cell>
          <table:table-cell office:value-type="string" calcext:value-type="string">
            <text:p>20 April,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0 April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<text:span text:style-name="T1">To verify the home drop down functionality, user should be redirected to furniture studio</text:span> page after clicking furniture studio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“home” drop down</text:p>
            <text:p><text:span text:style-name="T2">2.Click On furniture studio</text:span></text:p>
          </table:table-cell>
          <table:table-cell office:value-type="string" calcext:value-type="string">
            <text:p><text:span text:style-name="T3">User should be redirected to furniture studio</text:span> page</text:p>
          </table:table-cell>
          <table:table-cell office:value-type="string" calcext:value-type="string">
            <text:p>20 April,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0 April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Appliances</text:p>
          </table:table-cell>
          <table:table-cell office:value-type="string" calcext:value-type="string">
            <text:p>To verify that after clicking on <text:s/>“appliances” link text, user should be redirected to appliances specification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“appliances” link text</text:p>
          </table:table-cell>
          <table:table-cell office:value-type="string" calcext:value-type="string">
            <text:p>User should be redirected to appliances specification page</text:p>
          </table:table-cell>
          <table:table-cell office:value-type="string" calcext:value-type="string">
            <text:p>20 April,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0 April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ipkart</text:p>
          </table:table-cell>
          <table:table-cell table:number-columns-repeated="2" office:value-type="string" calcext:value-type="string">
            <text:p>Home page</text:p>
          </table:table-cell>
          <table:table-cell office:value-type="string" calcext:value-type="string">
            <text:p>To verify that Flipkart logo is visible at the top left corner of the home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 Verify that Flipkart logo is visible at top left corner of home page</text:p>
          </table:table-cell>
          <table:table-cell office:value-type="string" calcext:value-type="string">
            <text:p>Flipkart logo should be visible at top left corner of home page</text:p>
          </table:table-cell>
          <table:table-cell office:value-type="string" calcext:value-type="string">
            <text:p>20 April,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0 April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lipkart</text:p>
          </table:table-cell>
          <table:table-cell table:number-columns-repeated="2" office:value-type="string" calcext:value-type="string">
            <text:p>Home page</text:p>
          </table:table-cell>
          <table:table-cell office:value-type="string" calcext:value-type="string">
            <text:p>To verify that search box is visible at the right side of Flipkart logo on home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 Verify that search box is visible at the right side of Flipkart logo on home page</text:p>
          </table:table-cell>
          <table:table-cell office:value-type="string" calcext:value-type="string">
            <text:p>Search box should be visible at the right side of Flipkart logo on home page</text:p>
          </table:table-cell>
          <table:table-cell office:value-type="string" calcext:value-type="string">
            <text:p>21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1 April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lipkart</text:p>
          </table:table-cell>
          <table:table-cell table:number-columns-repeated="2" office:value-type="string" calcext:value-type="string">
            <text:p>Home page</text:p>
          </table:table-cell>
          <table:table-cell office:value-type="string" calcext:value-type="string">
            <text:p>To verify that search icon is visible at the right side of search box on home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 Verify that search icon is visible at the right side of search box on home page</text:p>
          </table:table-cell>
          <table:table-cell office:value-type="string" calcext:value-type="string">
            <text:p>Search icon should be visible at the right side of search box on home page</text:p>
          </table:table-cell>
          <table:table-cell office:value-type="string" calcext:value-type="string">
            <text:p>21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1 April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To verify the functionality of “travel” link text, user should be redirected to travel specification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“travel” link text</text:p>
          </table:table-cell>
          <table:table-cell office:value-type="string" calcext:value-type="string">
            <text:p>User should be redirected to travel specification page</text:p>
          </table:table-cell>
          <table:table-cell office:value-type="string" calcext:value-type="string">
            <text:p>21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1 April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Top offers</text:p>
          </table:table-cell>
          <table:table-cell office:value-type="string" calcext:value-type="string">
            <text:p><text:span text:style-name="T1">To verify the functionality of “top offers” link text, user should be redirected to top offers</text:span> specification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“top offers” link text</text:p>
          </table:table-cell>
          <table:table-cell office:value-type="string" calcext:value-type="string">
            <text:p>User should be redirected to top offers specification page</text:p>
          </table:table-cell>
          <table:table-cell office:value-type="string" calcext:value-type="string">
            <text:p>21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1 April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Beauty, toys &amp; more</text:p>
          </table:table-cell>
          <table:table-cell office:value-type="string" calcext:value-type="string">
            <text:p>To verify the beauty, toys &amp; more drop down functionality, user should be redirected to <text:s/>beauty &amp; personal care page after clicking beauty &amp; personal car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<text:span text:style-name="T3">1.Click On “beauty, toys &amp; more</text:span>” drop down</text:p>
            <text:p><text:span text:style-name="T2">2.Click On beauty &amp; personal care</text:span></text:p>
          </table:table-cell>
          <table:table-cell office:value-type="string" calcext:value-type="string">
            <text:p><text:span text:style-name="T3">User should be redirected to beauty &amp; personal care</text:span> page</text:p>
          </table:table-cell>
          <table:table-cell office:value-type="string" calcext:value-type="string">
            <text:p>21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1 April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Two wheelers</text:p>
          </table:table-cell>
          <table:table-cell office:value-type="string" calcext:value-type="string">
            <text:p>To verify the two wheelers drop down functionality, user should be redirected to <text:s/>petrol vehicles store page after clicking petrol vehicles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<text:span text:style-name="T3">1.Click On “two wheelers</text:span>” drop down</text:p>
            <text:p><text:span text:style-name="T2">2.Click On petrol vehicles</text:span></text:p>
          </table:table-cell>
          <table:table-cell office:value-type="string" calcext:value-type="string">
            <text:p><text:span text:style-name="T3">User should be redirected to petrol vehicles </text:span>page</text:p>
          </table:table-cell>
          <table:table-cell office:value-type="string" calcext:value-type="string">
            <text:p>21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1 April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<text:span text:style-name="T1">To verify the functionality of “grocery” link text, user should be redirected to grocery</text:span> specification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“grocery” link text</text:p>
          </table:table-cell>
          <table:table-cell office:value-type="string" calcext:value-type="string">
            <text:p>User should be redirected to grocery specification page</text:p>
          </table:table-cell>
          <table:table-cell office:value-type="string" calcext:value-type="string">
            <text:p>21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1 April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lipkart</text:p>
          </table:table-cell>
          <table:table-cell table:number-columns-repeated="2" office:value-type="string" calcext:value-type="string">
            <text:p>Home page</text:p>
          </table:table-cell>
          <table:table-cell office:value-type="string" calcext:value-type="string">
            <text:p>To verify that “best of electronics” section should be visible at home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Verify That “best of electronics” section is visible at home page</text:p>
          </table:table-cell>
          <table:table-cell office:value-type="string" calcext:value-type="string">
            <text:p>“best of electronics” section should be visible at home page</text:p>
          </table:table-cell>
          <table:table-cell office:value-type="string" calcext:value-type="string">
            <text:p>21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1 April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Best of electronics</text:p>
          </table:table-cell>
          <table:table-cell office:value-type="string" calcext:value-type="string">
            <text:p>To verify the functionality of view button on best of electronics section, user should be redirected to best of electronics specification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 Click on best of electronics section view all button</text:p>
          </table:table-cell>
          <table:table-cell office:value-type="string" calcext:value-type="string">
            <text:p>User should be redirected to best of electronics specification page</text:p>
          </table:table-cell>
          <table:table-cell office:value-type="string" calcext:value-type="string">
            <text:p>21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1 April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Best of electronics</text:p>
          </table:table-cell>
          <table:table-cell office:value-type="string" calcext:value-type="string">
            <text:p>To verify the count of item visible in the best of electronics specification page</text:p>
          </table:table-cell>
          <table:table-cell office:value-type="string" calcext:value-type="string">
            <text:p>Best of electronics section should be opened</text:p>
          </table:table-cell>
          <table:table-cell office:value-type="string" calcext:value-type="string">
            <text:p>1.Verify The count of item visible in the best of electronics specification page</text:p>
          </table:table-cell>
          <table:table-cell office:value-type="string" calcext:value-type="string">
            <text:p>Count of item should be same as item present on the best of electronics specification page </text:p>
          </table:table-cell>
          <table:table-cell office:value-type="string" calcext:value-type="string">
            <text:p>21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1 April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lipkart</text:p>
          </table:table-cell>
          <table:table-cell table:number-columns-repeated="2" office:value-type="string" calcext:value-type="string">
            <text:p>Home page</text:p>
          </table:table-cell>
          <table:table-cell office:value-type="string" calcext:value-type="string">
            <text:p>To verify that “Beauty, food, toys &amp; more” section should be visible at home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<text:span text:style-name="T3">1.Verify That “beauty, food, toys &amp; more</text:span>” section is visible at home page</text:p>
          </table:table-cell>
          <table:table-cell office:value-type="string" calcext:value-type="string">
            <text:p><text:span text:style-name="T3">“beauty, food, toys &amp; more</text:span>” section should be visible at home page</text:p>
          </table:table-cell>
          <table:table-cell office:value-type="string" calcext:value-type="string">
            <text:p>24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4 April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Beauty, food, toys &amp; more</text:p>
          </table:table-cell>
          <table:table-cell office:value-type="string" calcext:value-type="string">
            <text:p>To verify the functionality of view button on “Beauty, food, toys &amp; more” section, user should be redirected to Beauty, food, toys &amp; more specification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<text:span text:style-name="T3">1. Click on Beauty, food, toys &amp; more</text:span><text:span text:style-name="T4"> section</text:span> view all button</text:p>
          </table:table-cell>
          <table:table-cell office:value-type="string" calcext:value-type="string">
            <text:p><text:span text:style-name="T3">User should be redirected to beauty, food, toys &amp; more</text:span> specification page</text:p>
          </table:table-cell>
          <table:table-cell office:value-type="string" calcext:value-type="string">
            <text:p>24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4 April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Beauty, food, toys &amp; more</text:p>
          </table:table-cell>
          <table:table-cell office:value-type="string" calcext:value-type="string">
            <text:p><text:span text:style-name="T2">To verify the count of item visible in the “Beauty, food, toys &amp; more”</text:span> specification page</text:p>
          </table:table-cell>
          <table:table-cell office:value-type="string" calcext:value-type="string">
            <text:p><text:span text:style-name="T2">Beauty, food, toys &amp; more</text:span> section should be opened</text:p>
          </table:table-cell>
          <table:table-cell office:value-type="string" calcext:value-type="string">
            <text:p><text:span text:style-name="T2">1.Verify The count of item visible in the </text:span><text:span text:style-name="T5">Beauty, food, toys &amp; more</text:span> specification page</text:p>
          </table:table-cell>
          <table:table-cell office:value-type="string" calcext:value-type="string">
            <text:p><text:span text:style-name="T2">Count of item should be same as item present on the Beauty, food, toys &amp; more </text:span>specification page </text:p>
          </table:table-cell>
          <table:table-cell office:value-type="string" calcext:value-type="string">
            <text:p>24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4 April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lipkart</text:p>
          </table:table-cell>
          <table:table-cell table:number-columns-repeated="2" office:value-type="string" calcext:value-type="string">
            <text:p>Home page</text:p>
          </table:table-cell>
          <table:table-cell office:value-type="string" calcext:value-type="string">
            <text:p><text:span text:style-name="T2">To verify that “Vacay Travel Essentials</text:span>” section should be visible at home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<text:span text:style-name="T3">1.Verify That “</text:span><text:span text:style-name="T6">Vacay Travel Essentials</text:span>” section is visible at home page</text:p>
          </table:table-cell>
          <table:table-cell office:value-type="string" calcext:value-type="string">
            <text:p><text:span text:style-name="T3">“</text:span><text:span text:style-name="T6">Vacay Travel Essentials</text:span>” section should be visible at home page</text:p>
          </table:table-cell>
          <table:table-cell office:value-type="string" calcext:value-type="string">
            <text:p>24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4 April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Vacay Travel Essentials</text:p>
          </table:table-cell>
          <table:table-cell office:value-type="string" calcext:value-type="string">
            <text:p><text:span text:style-name="T2">To verify the functionality of view button on “Vacay Travel Essentials” section, user should be redirected to Vacay Travel Essentials</text:span> specification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<text:span text:style-name="T3">1. Click on </text:span><text:span text:style-name="T6">Vacay Travel Essentials</text:span><text:span text:style-name="T5"> </text:span><text:span text:style-name="T4">section</text:span> view all button</text:p>
          </table:table-cell>
          <table:table-cell office:value-type="string" calcext:value-type="string">
            <text:p><text:span text:style-name="T3">User should be redirected to </text:span><text:span text:style-name="T6">Vacay Travel Essentials</text:span> specification page</text:p>
          </table:table-cell>
          <table:table-cell office:value-type="string" calcext:value-type="string">
            <text:p>24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4 April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Vacay Travel Essentials</text:p>
          </table:table-cell>
          <table:table-cell office:value-type="string" calcext:value-type="string">
            <text:p><text:span text:style-name="T2">To verify the count of item visible in the “Vacay Travel Essentials”</text:span> specification page</text:p>
          </table:table-cell>
          <table:table-cell office:value-type="string" calcext:value-type="string">
            <text:p><text:span text:style-name="T2">Vacay Travel Essentials </text:span>section should be opened</text:p>
          </table:table-cell>
          <table:table-cell office:value-type="string" calcext:value-type="string">
            <text:p><text:span text:style-name="T2">1.Verify The count of item visible in the Vacay Travel Essentials</text:span> specification page</text:p>
          </table:table-cell>
          <table:table-cell office:value-type="string" calcext:value-type="string">
            <text:p><text:span text:style-name="T2">Count of item should be same as item present on the Vacay Travel Essentials </text:span>specification page </text:p>
          </table:table-cell>
          <table:table-cell office:value-type="string" calcext:value-type="string">
            <text:p>24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4 April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lipkart</text:p>
          </table:table-cell>
          <table:table-cell table:number-columns-repeated="2" office:value-type="string" calcext:value-type="string">
            <text:p>Home page</text:p>
          </table:table-cell>
          <table:table-cell office:value-type="string" calcext:value-type="string">
            <text:p>To verify that “Summer Wedding Edit” section should be visible at home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<text:span text:style-name="T3">1.Verify That “Summer Wedding Edit</text:span>” section is visible at home page</text:p>
          </table:table-cell>
          <table:table-cell office:value-type="string" calcext:value-type="string">
            <text:p><text:span text:style-name="T3">“Summer Wedding Edit</text:span>” section should be visible at home page</text:p>
          </table:table-cell>
          <table:table-cell office:value-type="string" calcext:value-type="string">
            <text:p>24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4 April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table:style-name="ce5" office:value-type="string" calcext:value-type="string">
            <text:p>Summer Wedding Edit </text:p>
          </table:table-cell>
          <table:table-cell office:value-type="string" calcext:value-type="string">
            <text:p>To verify the functionality of view button on “Summer Wedding Edit” section, user should be redirected to Summer Wedding Edit specification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<text:span text:style-name="T3">1. Click on Summer Wedding Edit </text:span><text:span text:style-name="T4">section</text:span> view all button</text:p>
          </table:table-cell>
          <table:table-cell office:value-type="string" calcext:value-type="string">
            <text:p><text:span text:style-name="T3">User should be redirected to Summer Wedding Edit </text:span>specification page</text:p>
          </table:table-cell>
          <table:table-cell office:value-type="string" calcext:value-type="string">
            <text:p>24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4 April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table:style-name="ce5" office:value-type="string" calcext:value-type="string">
            <text:p>Summer Wedding Edit </text:p>
          </table:table-cell>
          <table:table-cell office:value-type="string" calcext:value-type="string">
            <text:p><text:span text:style-name="T2">To verify the count of item visible in the Summer Wedding Edit</text:span> specification page</text:p>
          </table:table-cell>
          <table:table-cell office:value-type="string" calcext:value-type="string">
            <text:p><text:span text:style-name="T2">Summer Wedding Edit </text:span>section should be opened</text:p>
          </table:table-cell>
          <table:table-cell office:value-type="string" calcext:value-type="string">
            <text:p>1.Verify The count of item visible in the Summer Wedding Edit specification page</text:p>
          </table:table-cell>
          <table:table-cell office:value-type="string" calcext:value-type="string">
            <text:p><text:span text:style-name="T2">Count of item should be same as item present on the Summer Wedding Edit </text:span>specification page </text:p>
          </table:table-cell>
          <table:table-cell office:value-type="string" calcext:value-type="string">
            <text:p>24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4 April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Add cart</text:p>
          </table:table-cell>
          <table:table-cell office:value-type="string" calcext:value-type="string">
            <text:p>To verify that user able to add desired product in the cart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Enter Search text in search field</text:p>
            <text:p>2.Click On search icon.</text:p>
            <text:p>3.Click On desired product</text:p>
            <text:p>4.Click On add to cart button</text:p>
          </table:table-cell>
          <table:table-cell office:value-type="string" calcext:value-type="string">
            <text:p>User should be able to add desired product in the cart</text:p>
          </table:table-cell>
          <table:table-cell office:value-type="string" calcext:value-type="string">
            <text:p>24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4 April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Home drop down</text:p>
          </table:table-cell>
          <table:table-cell office:value-type="string" calcext:value-type="string">
            <text:p>To verify the functionality of Home furnishing, user should be redirected to Home furnishing specification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 Click on Home drop down</text:p>
            <text:p>2.Click on Home Furnishing</text:p>
          </table:table-cell>
          <table:table-cell office:value-type="string" calcext:value-type="string">
            <text:p>User should be redirected to Home furnishing specification Page</text:p>
          </table:table-cell>
          <table:table-cell office:value-type="string" calcext:value-type="string">
            <text:p>0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Home drop down</text:p>
          </table:table-cell>
          <table:table-cell office:value-type="string" calcext:value-type="string">
            <text:p>To verify the functionality of Furniture studio, user should be redirected to furniture studio specification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Home drop down</text:p>
            <text:p>2.Click on Furniture studio</text:p>
          </table:table-cell>
          <table:table-cell office:value-type="string" calcext:value-type="string">
            <text:p>User should be redirected to Furniture studio specification Page</text:p>
          </table:table-cell>
          <table:table-cell office:value-type="string" calcext:value-type="string">
            <text:p>0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4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Home drop down</text:p>
          </table:table-cell>
          <table:table-cell office:value-type="string" calcext:value-type="string">
            <text:p><text:span text:style-name="T2">To verify the functionality of Living room Furniture, user should be redirected to Living room Furniture</text:span> specification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Home drop down </text:p>
            <text:p><text:span text:style-name="T2">2.Click on Living room Furniture</text:span></text:p>
            <text:p>3.Click on Dining Sets</text:p>
          </table:table-cell>
          <table:table-cell office:value-type="string" calcext:value-type="string">
            <text:p>User should be redirected to Living room Furniture specification page</text:p>
          </table:table-cell>
          <table:table-cell office:value-type="string" calcext:value-type="string">
            <text:p>0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4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Home drop down</text:p>
          </table:table-cell>
          <table:table-cell office:value-type="string" calcext:value-type="string">
            <text:p><text:span text:style-name="T2">To verify the functionality of Kitchen &amp; Dining, user should be redirected to Kitchen &amp; Dining</text:span> specification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Home drop down </text:p>
            <text:p><text:span text:style-name="T2">2.Click on Kitchen &amp; Dining</text:span></text:p>
            <text:p>3.Click on Tableware &amp; Dinnerware</text:p>
          </table:table-cell>
          <table:table-cell office:value-type="string" calcext:value-type="string">
            <text:p>User should be redirected to Kitchen &amp; Dining specification page</text:p>
          </table:table-cell>
          <table:table-cell office:value-type="string" calcext:value-type="string">
            <text:p>0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4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Home drop down</text:p>
          </table:table-cell>
          <table:table-cell office:value-type="string" calcext:value-type="string">
            <text:p>To verify the functionality of Bedroom Furniture, user should be redirected to Bedroom Furniture specification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Home drop down </text:p>
            <text:p><text:span text:style-name="T2">2.Click on Bedroom Furniture</text:span></text:p>
            <text:p>3.Click on Office Chairs</text:p>
          </table:table-cell>
          <table:table-cell office:value-type="string" calcext:value-type="string">
            <text:p><text:span text:style-name="T2">User should be redirected to Bedroom Furniture specification page</text:span> </text:p>
          </table:table-cell>
          <table:table-cell office:value-type="string" calcext:value-type="string">
            <text:p>0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4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Home drop down</text:p>
          </table:table-cell>
          <table:table-cell office:value-type="string" calcext:value-type="string">
            <text:p><text:span text:style-name="T2">To verify the functionality of Home Decor, user should be redirected to Home Decor</text:span> specification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Home drop down </text:p>
            <text:p><text:span text:style-name="T2">2.Click on Home Decor</text:span></text:p>
            <text:p>3.Click on Flowers &amp; Vases</text:p>
          </table:table-cell>
          <table:table-cell office:value-type="string" calcext:value-type="string">
            <text:p>User should be redirected to Home Decor specification page</text:p>
          </table:table-cell>
          <table:table-cell office:value-type="string" calcext:value-type="string">
            <text:p>0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4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Home drop down</text:p>
          </table:table-cell>
          <table:table-cell office:value-type="string" calcext:value-type="string">
            <text:p><text:span text:style-name="T2">To verify the functionality of Tools &amp; Utility, user should be redirected to Tools &amp; Utility</text:span> specification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Home drop down </text:p>
            <text:p><text:span text:style-name="T2">2.Click on Tools &amp; Utility</text:span></text:p>
            <text:p>3.Click on Lock &amp; Security</text:p>
          </table:table-cell>
          <table:table-cell office:value-type="string" calcext:value-type="string">
            <text:p>User should be redirected to Tools &amp; Utility specification page</text:p>
          </table:table-cell>
          <table:table-cell office:value-type="string" calcext:value-type="string">
            <text:p>0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4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Home drop down</text:p>
          </table:table-cell>
          <table:table-cell office:value-type="string" calcext:value-type="string">
            <text:p><text:span text:style-name="T2">To verify the functionality of Space saving furniture, user should be redirected to Space saving furniture</text:span> specification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Home drop down </text:p>
            <text:p><text:span text:style-name="T2">2.Click on Space saving furniture</text:span></text:p>
            <text:p>3.Click on Bookshelves</text:p>
          </table:table-cell>
          <table:table-cell office:value-type="string" calcext:value-type="string">
            <text:p><text:span text:style-name="T2">User should be redirected to Space saving furniture</text:span> specification page</text:p>
          </table:table-cell>
          <table:table-cell office:value-type="string" calcext:value-type="string">
            <text:p>0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4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Home drop down</text:p>
          </table:table-cell>
          <table:table-cell office:value-type="string" calcext:value-type="string">
            <text:p><text:span text:style-name="T2">To verify the functionality of Lightings &amp;Electricals, user should be redirected to Lightings &amp;Electricals</text:span> specification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Home drop down </text:p>
            <text:p><text:span text:style-name="T2">2.Click on Lightings &amp;Electricals</text:span></text:p>
            <text:p>3.Click on Outdoor Lamps</text:p>
          </table:table-cell>
          <table:table-cell office:value-type="string" calcext:value-type="string">
            <text:p><text:span text:style-name="T2">User should be redirected to Lightings &amp;Electricals</text:span> specification page</text:p>
          </table:table-cell>
          <table:table-cell office:value-type="string" calcext:value-type="string">
            <text:p>0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4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Home drop down</text:p>
          </table:table-cell>
          <table:table-cell office:value-type="string" calcext:value-type="string">
            <text:p><text:span text:style-name="T2">To verify the functionality of Pet &amp; Gardening, user should be redirected to Pet &amp; Gardening</text:span> specification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Home drop down </text:p>
            <text:p><text:span text:style-name="T2">2.Click on Pet &amp; Gardening</text:span></text:p>
            <text:p>3.Click on Fish &amp; Aquatic</text:p>
          </table:table-cell>
          <table:table-cell office:value-type="string" calcext:value-type="string">
            <text:p><text:span text:style-name="T2">User should be redirected to Pet &amp; Gardening</text:span> specification page</text:p>
          </table:table-cell>
          <table:table-cell office:value-type="string" calcext:value-type="string">
            <text:p>0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4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To verify the functionality of “From” Field on Travel page, user should be able to enter the city name and choose the city based on suggestions from list.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Travel button</text:p>
            <text:p>2. Enter the desired city name in From Field</text:p>
            <text:p>3.Click on city name from suggestion list</text:p>
          </table:table-cell>
          <table:table-cell office:value-type="string" calcext:value-type="string">
            <text:p>User should be able to enter the city name in From field and choose the city based on suggestions </text:p>
            <text:p>From list.</text:p>
          </table:table-cell>
          <table:table-cell office:value-type="string" calcext:value-type="string">
            <text:p>0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To verify the functionality of “Round Trip” radio button, user should be able to choose the return on date on Travel Page</text:p>
          </table:table-cell>
          <table:table-cell office:value-type="string" calcext:value-type="string">
            <text:p>Travel Page should be opened</text:p>
          </table:table-cell>
          <table:table-cell office:value-type="string" calcext:value-type="string">
            <text:p>1. Enabled the Round Trip radio button</text:p>
            <text:p>2. Verify that Return on Field is enabled</text:p>
          </table:table-cell>
          <table:table-cell office:value-type="string" calcext:value-type="string">
            <text:p>User should be able to choose the return on date on Travel Page</text:p>
          </table:table-cell>
          <table:table-cell office:value-type="string" calcext:value-type="string">
            <text:p>0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To verify the functionality of “To” Field on Travel page, user should be able to enter the city name and choose the city based on suggestions from list.</text:p>
          </table:table-cell>
          <table:table-cell office:value-type="string" calcext:value-type="string">
            <text:p>Travel Page should be opened</text:p>
          </table:table-cell>
          <table:table-cell office:value-type="string" calcext:value-type="string">
            <text:p><text:span text:style-name="T2">1.Enter the desired city name in To Field</text:span></text:p>
            <text:p><text:span text:style-name="T2">3.Click on city name from suggestion list</text:span></text:p>
          </table:table-cell>
          <table:table-cell office:value-type="string" calcext:value-type="string">
            <text:p>User should be able to enter the city name in To field and choose the city based on suggestions</text:p>
            <text:p>from list.</text:p>
          </table:table-cell>
          <table:table-cell office:value-type="string" calcext:value-type="string">
            <text:p>0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To verify the functionality of “Depart On” Field , user should be able to select the depart date on Travel page</text:p>
          </table:table-cell>
          <table:table-cell office:value-type="string" calcext:value-type="string">
            <text:p>Travel Page should be opened</text:p>
          </table:table-cell>
          <table:table-cell office:value-type="string" calcext:value-type="string">
            <text:p>1.Click on Depart on Field</text:p>
            <text:p>2.Select the depart date</text:p>
          </table:table-cell>
          <table:table-cell office:value-type="string" calcext:value-type="string">
            <text:p>User should be able to select the depart date on Travel page</text:p>
          </table:table-cell>
          <table:table-cell office:value-type="string" calcext:value-type="string">
            <text:p>0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To verify the functionality of “Return On” Field , user should be able to select the return date on Travel page</text:p>
          </table:table-cell>
          <table:table-cell office:value-type="string" calcext:value-type="string">
            <text:p>Travel Page should be opened</text:p>
          </table:table-cell>
          <table:table-cell office:value-type="string" calcext:value-type="string">
            <text:p>1.Click on Return on Field</text:p>
            <text:p>2.Select the return date</text:p>
          </table:table-cell>
          <table:table-cell office:value-type="string" calcext:value-type="string">
            <text:p>User should be able to select the return date on Travel page</text:p>
          </table:table-cell>
          <table:table-cell office:value-type="string" calcext:value-type="string">
            <text:p>0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5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To verify the functionality of search button on Travel page, user should be redirect to Flight booking page <text:s/>and desired flights should be visible to user</text:p>
          </table:table-cell>
          <table:table-cell office:value-type="string" calcext:value-type="string">
            <text:p>Travel Page should be opened</text:p>
          </table:table-cell>
          <table:table-cell office:value-type="string" calcext:value-type="string">
            <text:p><text:span text:style-name="T2">1.Enter the desired city name in From Field</text:span></text:p>
            <text:p><text:span text:style-name="T2">2.Enabled the Round Trip radio button</text:span></text:p>
            <text:p><text:span text:style-name="T2">3.Enter the desired city name in To Field</text:span></text:p>
            <text:p><text:span text:style-name="T2">4.Select the depart date in Depart On field</text:span></text:p>
            <text:p><text:span text:style-name="T2">5.Select the return date in Return On field</text:span></text:p>
            <text:p><text:span text:style-name="T2">6. Click on “SEARCH” button</text:span></text:p>
          </table:table-cell>
          <table:table-cell office:value-type="string" calcext:value-type="string">
            <text:p>User should be redirect to Flight booking page and desired flights should be visible to user</text:p>
          </table:table-cell>
          <table:table-cell office:value-type="string" calcext:value-type="string">
            <text:p>0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To verify that “PRICE” sorting option is enabled when user select it <text:s/>on <text:s/>Flight booking Page</text:p>
          </table:table-cell>
          <table:table-cell office:value-type="string" calcext:value-type="string">
            <text:p>Flight Booking Page should be opened</text:p>
          </table:table-cell>
          <table:table-cell office:value-type="string" calcext:value-type="string">
            <text:p>1. Click on Price sorting option</text:p>
            <text:p>2. verify that Price sorting is enabled</text:p>
          </table:table-cell>
          <table:table-cell office:value-type="string" calcext:value-type="string">
            <text:p>Verify that price sorting option should be enabled when user select it <text:s/>on <text:s/>Flight booking Page</text:p>
          </table:table-cell>
          <table:table-cell office:value-type="string" calcext:value-type="string">
            <text:p>0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To verify that “ARRIVAL” sorting option is enabled when user select it <text:s/>on <text:s/>Flight booking Page</text:p>
          </table:table-cell>
          <table:table-cell office:value-type="string" calcext:value-type="string">
            <text:p>Flight Booking Page should be opened</text:p>
          </table:table-cell>
          <table:table-cell office:value-type="string" calcext:value-type="string">
            <text:p>1. Click on Arrival sorting option</text:p>
            <text:p><text:span text:style-name="T2">2. verify that Arrival</text:span> sorting is enabled</text:p>
          </table:table-cell>
          <table:table-cell office:value-type="string" calcext:value-type="string">
            <text:p>Verify that Arrival sorting option should be enabled when user select it <text:s/>on <text:s/>Flight booking Page</text:p>
          </table:table-cell>
          <table:table-cell office:value-type="string" calcext:value-type="string">
            <text:p>0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To verify that “DURATION” sorting option is enabled when user select it <text:s/>on <text:s/>Flight booking Page</text:p>
          </table:table-cell>
          <table:table-cell office:value-type="string" calcext:value-type="string">
            <text:p>Flight Booking Page should be opened</text:p>
          </table:table-cell>
          <table:table-cell office:value-type="string" calcext:value-type="string">
            <text:p>1. Click on Duration sorting option</text:p>
            <text:p>2. verify that Duration sorting is enabled</text:p>
          </table:table-cell>
          <table:table-cell office:value-type="string" calcext:value-type="string">
            <text:p>Verify that Duration sorting option should be enabled when user select it <text:s/>on <text:s/>Flight booking Page</text:p>
          </table:table-cell>
          <table:table-cell office:value-type="string" calcext:value-type="string">
            <text:p>0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To verify that “DEPART” sorting option is enabled when user select it <text:s/>on <text:s/>Flight booking Page</text:p>
          </table:table-cell>
          <table:table-cell office:value-type="string" calcext:value-type="string">
            <text:p>Flight Booking Page should be opened</text:p>
          </table:table-cell>
          <table:table-cell office:value-type="string" calcext:value-type="string">
            <text:p>1. Click on Depart sorting option</text:p>
            <text:p>2. verify that Depart sorting is enabled</text:p>
          </table:table-cell>
          <table:table-cell office:value-type="string" calcext:value-type="string">
            <text:p>Verify that Depart sorting option should be enabled when user select it <text:s/>on <text:s/>Flight booking Page</text:p>
          </table:table-cell>
          <table:table-cell office:value-type="string" calcext:value-type="string">
            <text:p>0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To verify the functionality of Flight Details button, The flight details should be visible to the user on Flight booking Page</text:p>
          </table:table-cell>
          <table:table-cell office:value-type="string" calcext:value-type="string">
            <text:p>Flight Booking Page should be opened</text:p>
          </table:table-cell>
          <table:table-cell office:value-type="string" calcext:value-type="string">
            <text:p>1.Click on Flight details button</text:p>
          </table:table-cell>
          <table:table-cell office:value-type="string" calcext:value-type="string">
            <text:p>The flight details should be visible to the user on Flight booking Page</text:p>
          </table:table-cell>
          <table:table-cell office:value-type="string" calcext:value-type="string">
            <text:p>0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<text:span text:style-name="T2">To verify the functionality of Fare Summary button, The Fare Summary</text:span> should be visible to the user on Flight booking Page</text:p>
          </table:table-cell>
          <table:table-cell office:value-type="string" calcext:value-type="string">
            <text:p>Flight Booking Page should be opened</text:p>
          </table:table-cell>
          <table:table-cell office:value-type="string" calcext:value-type="string">
            <text:p>1.Click on Fare summary button</text:p>
          </table:table-cell>
          <table:table-cell office:value-type="string" calcext:value-type="string">
            <text:p><text:span text:style-name="T2">The Fare summary</text:span> should be visible to the user on Flight booking Page</text:p>
          </table:table-cell>
          <table:table-cell office:value-type="string" calcext:value-type="string">
            <text:p>0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<text:span text:style-name="T2">To verify the functionality of Baggage button, The Baggage details</text:span> should be visible to the user on Flight booking Page</text:p>
          </table:table-cell>
          <table:table-cell office:value-type="string" calcext:value-type="string">
            <text:p>Flight Booking Page should be opened</text:p>
          </table:table-cell>
          <table:table-cell office:value-type="string" calcext:value-type="string">
            <text:p><text:span text:style-name="T2">1.Click on Baggage</text:span> button</text:p>
          </table:table-cell>
          <table:table-cell office:value-type="string" calcext:value-type="string">
            <text:p><text:span text:style-name="T2">The Baggage details </text:span>should be visible to the user on Flight booking Page</text:p>
          </table:table-cell>
          <table:table-cell office:value-type="string" calcext:value-type="string">
            <text:p>0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<text:span text:style-name="T2">To verify the functionality of One stop checkbox, The One stop checkbox </text:span> should be enabled when user select it on Flight booking Page</text:p>
          </table:table-cell>
          <table:table-cell office:value-type="string" calcext:value-type="string">
            <text:p>Flight Booking Page should be opened</text:p>
          </table:table-cell>
          <table:table-cell office:value-type="string" calcext:value-type="string">
            <text:p>1.Click on One stop check box</text:p>
          </table:table-cell>
          <table:table-cell office:value-type="string" calcext:value-type="string">
            <text:p>The One stop checkbox <text:s/>should be enabled when user select it on Flight booking Page</text:p>
          </table:table-cell>
          <table:table-cell office:value-type="string" calcext:value-type="string">
            <text:p>0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 table:number-rows-repeated="10484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tPage" table:style-name="ta1">
        <table:table-column table:style-name="co1" table:number-columns-repeated="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1" table:default-cell-style-name="ce3"/>
        <table:table-column table:style-name="co20" table:default-cell-style-name="ce3"/>
        <table:table-column table:style-name="co21" table:default-cell-style-name="ce3"/>
        <table:table-column table:style-name="co1" table:number-columns-repeated="16371" table:default-cell-style-name="ce3"/>
        <table:table-row table:style-name="ro1">
          <table:table-cell table:style-name="ce1" office:value-type="string" calcext:value-type="string">
            <text:p>S No.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Parent Module</text:p>
          </table:table-cell>
          <table:table-cell table:style-name="ce1" office:value-type="string" calcext:value-type="string">
            <text:p>Sub Module</text:p>
          </table:table-cell>
          <table:table-cell table:style-name="ce1" office:value-type="string" calcext:value-type="string">
            <text:p>Summary</text:p>
          </table:table-cell>
          <table:table-cell table:style-name="ce1" office:value-type="string" calcext:value-type="string">
            <text:p>Pre-requisites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Test Case Creation Date</text:p>
          </table:table-cell>
          <table:table-cell table:style-name="ce1" office:value-type="string" calcext:value-type="string">
            <text:p>Test Status</text:p>
          </table:table-cell>
          <table:table-cell table:style-name="ce1" office:value-type="string" calcext:value-type="string">
            <text:p>Script Creation Date</text:p>
          </table:table-cell>
          <table:table-cell table:style-name="ce7" office:value-type="string" calcext:value-type="string">
            <text:p>Automation Status</text:p>
          </table:table-cell>
          <table:table-cell table:number-columns-repeated="16371"/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Cart page</text:p>
          </table:table-cell>
          <table:table-cell office:value-type="string" calcext:value-type="string">
            <text:p>To verify the price of item added in the cart</text:p>
          </table:table-cell>
          <table:table-cell office:value-type="string" calcext:value-type="string">
            <text:p>Item should be added in the cart</text:p>
          </table:table-cell>
          <table:table-cell office:value-type="string" calcext:value-type="string">
            <text:p>1. Click on cart button on home page</text:p>
            <text:p><text:span text:style-name="T3">2.Verify The price of item added in the cart</text:span></text:p>
          </table:table-cell>
          <table:table-cell office:value-type="string" calcext:value-type="string">
            <text:p>Added item price should be same as item visible in the cart</text:p>
          </table:table-cell>
          <table:table-cell office:value-type="string" calcext:value-type="string">
            <text:p>24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4 April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Cart page</text:p>
          </table:table-cell>
          <table:table-cell office:value-type="string" calcext:value-type="string">
            <text:p>To verify the subtotal price of item added in the cart</text:p>
          </table:table-cell>
          <table:table-cell office:value-type="string" calcext:value-type="string">
            <text:p>Item should be added in the cart</text:p>
          </table:table-cell>
          <table:table-cell office:value-type="string" calcext:value-type="string">
            <text:p>1. Click on cart button on home page</text:p>
            <text:p><text:span text:style-name="T2">2.Verify The subtotal price of item added in the cart</text:span></text:p>
          </table:table-cell>
          <table:table-cell office:value-type="string" calcext:value-type="string">
            <text:p>Subtotal should be same as the total price of all item added in the cart</text:p>
          </table:table-cell>
          <table:table-cell office:value-type="string" calcext:value-type="string">
            <text:p>24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4 April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Cart page</text:p>
          </table:table-cell>
          <table:table-cell office:value-type="string" calcext:value-type="string">
            <text:p>To verify the functionality of “SAVE FOR LATER” button on Cart Page, the item should be moved to save for later section</text:p>
          </table:table-cell>
          <table:table-cell office:value-type="string" calcext:value-type="string">
            <text:p>Item should be added in the cart</text:p>
          </table:table-cell>
          <table:table-cell office:value-type="string" calcext:value-type="string">
            <text:p>1.Click on SAVE FOR LATER button on Cart Page</text:p>
          </table:table-cell>
          <table:table-cell office:value-type="string" calcext:value-type="string">
            <text:p>Desired item should be moved to save for later section</text:p>
          </table:table-cell>
          <table:table-cell office:value-type="string" calcext:value-type="string">
            <text:p>24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4 April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Cart page</text:p>
          </table:table-cell>
          <table:table-cell office:value-type="string" calcext:value-type="string">
            <text:p>To verify the functionality of “Remove” button on Cart Page, the desired item should be removed from the Cart</text:p>
          </table:table-cell>
          <table:table-cell office:value-type="string" calcext:value-type="string">
            <text:p>Item should be added in the cart</text:p>
          </table:table-cell>
          <table:table-cell office:value-type="string" calcext:value-type="string">
            <text:p>1.Click on Remove button cart page</text:p>
          </table:table-cell>
          <table:table-cell office:value-type="string" calcext:value-type="string">
            <text:p>Desired item should be removed from the Cart</text:p>
          </table:table-cell>
          <table:table-cell office:value-type="string" calcext:value-type="string">
            <text:p>24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4 April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omenEthnicWearSpecificationPage" table:style-name="ta1">
        <table:table-column table:style-name="co1" table:number-columns-repeated="3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1" table:default-cell-style-name="ce3"/>
        <table:table-column table:style-name="co29" table:default-cell-style-name="ce3"/>
        <table:table-column table:style-name="co14" table:default-cell-style-name="ce3"/>
        <table:table-row table:style-name="ro1">
          <table:table-cell table:style-name="ce1" office:value-type="string" calcext:value-type="string">
            <text:p>S No.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Parent Module</text:p>
          </table:table-cell>
          <table:table-cell table:style-name="ce1" office:value-type="string" calcext:value-type="string">
            <text:p>Sub Module</text:p>
          </table:table-cell>
          <table:table-cell table:style-name="ce1" office:value-type="string" calcext:value-type="string">
            <text:p>Summary</text:p>
          </table:table-cell>
          <table:table-cell table:style-name="ce1" office:value-type="string" calcext:value-type="string">
            <text:p>Pre-requisites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Test Case Creation Date</text:p>
          </table:table-cell>
          <table:table-cell table:style-name="ce1" office:value-type="string" calcext:value-type="string">
            <text:p>Test Status</text:p>
          </table:table-cell>
          <table:table-cell table:style-name="ce1" office:value-type="string" calcext:value-type="string">
            <text:p>Script Creation Date</text:p>
          </table:table-cell>
          <table:table-cell table:style-name="ce1" office:value-type="string" calcext:value-type="string">
            <text:p>Automation Statu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<text:span text:style-name="T2">Women Ethnic Wear specification Page </text:span>Filters</text:p>
          </table:table-cell>
          <table:table-cell office:value-type="string" calcext:value-type="string">
            <text:p>To verify that Filters section is visible at the left side of Women Ethnic Wear specification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“Fashion” </text:p>
            <text:p>2. Click on  “Women Ethnic”</text:p>
            <text:p>3. Verify the visibility of Filters section</text:p>
          </table:table-cell>
          <table:table-cell office:value-type="string" calcext:value-type="string">
            <text:p>Filters section should be visible at the left side of Women Ethnic Wear specification Page</text:p>
          </table:table-cell>
          <table:table-cell office:value-type="string" calcext:value-type="string">
            <text:p>25 April,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5 April,2023</text:p>
          </table:table-cell>
          <table:table-cell office:value-type="string" calcext:value-type="string">
            <text:p>Automated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4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Ethnic Wear specification Page Filters</text:p>
          </table:table-cell>
          <table:table-cell office:value-type="string" calcext:value-type="string">
            <text:p>To verify that after clicking “Kurtas, Ethnic Sets and Bottoms”  in Categories, </text:p>
            <text:p>Women Ethnic Sets Items should be visible to user on Women Ethnic wear specification Page</text:p>
          </table:table-cell>
          <table:table-cell office:value-type="string" calcext:value-type="string">
            <text:p>Women Ethnic Wear Page should be opened</text:p>
          </table:table-cell>
          <table:table-cell office:value-type="string" calcext:value-type="string">
            <text:p>1.Click on “Kurtas, Ethnic Sets and Bottoms” </text:p>
            <text:p>2. Click on  “Ethnic Sets” </text:p>
            <text:p><text:span text:style-name="T2">3. Verify the visibility of Women Ethnic Sets items </text:span></text:p>
          </table:table-cell>
          <table:table-cell table:style-name="ce9" office:value-type="string" calcext:value-type="string">
            <text:p>Women Ethnic Sets Items should be visible to user on Women Ethnic wear specification Page</text:p>
          </table:table-cell>
          <table:table-cell office:value-type="string" calcext:value-type="string">
            <text:p>25 April,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5 April,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Ethnic Wear specification Page Filters</text:p>
          </table:table-cell>
          <table:table-cell office:value-type="string" calcext:value-type="string">
            <text:p><text:span text:style-name="T2">To verify that “GENDER” drop down is visible in Filters section on Women Ethnic Wear specification </text:span></text:p>
            <text:p><text:span text:style-name="T2">Page</text:span></text:p>
          </table:table-cell>
          <table:table-cell office:value-type="string" calcext:value-type="string">
            <text:p>Women Ethnic Wear Page should be opened</text:p>
          </table:table-cell>
          <table:table-cell office:value-type="string" calcext:value-type="string">
            <text:p>1.Verify the visibility of “GENDER” drop down </text:p>
            <text:p>In Filters section</text:p>
          </table:table-cell>
          <table:table-cell table:style-name="ce9" office:value-type="string" calcext:value-type="string">
            <text:p>“GENDER” drop down should be visible in Filters section</text:p>
          </table:table-cell>
          <table:table-cell office:value-type="string" calcext:value-type="string">
            <text:p>25 April,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5 April,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GENDER drop down</text:p>
          </table:table-cell>
          <table:table-cell office:value-type="string" calcext:value-type="string">
            <text:p>To verify that after checking the “Women” checkbox in GENDER drop down, </text:p>
            <text:p>User should be able to  see women related items</text:p>
          </table:table-cell>
          <table:table-cell office:value-type="string" calcext:value-type="string">
            <text:p>Women Ethnic Wear Page should be opened</text:p>
          </table:table-cell>
          <table:table-cell office:value-type="string" calcext:value-type="string">
            <text:p>1.Click on “GENDER” drop down</text:p>
            <text:p>2.Check the “Women” checkbox</text:p>
            <text:p><text:span text:style-name="T2">3.Verify that women related items visible on Women </text:span></text:p>
            <text:p><text:span text:style-name="T2">Ethnic Wear Page</text:span></text:p>
          </table:table-cell>
          <table:table-cell table:style-name="ce9" office:value-type="string" calcext:value-type="string">
            <text:p><text:span text:style-name="T2">User should be able to  see women related items on Women </text:span></text:p>
            <text:p><text:span text:style-name="T2">Ethnic Wear Page</text:span></text:p>
          </table:table-cell>
          <table:table-cell office:value-type="string" calcext:value-type="string">
            <text:p>25 April,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5 April,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Ethnic Wear specification Page Filters</text:p>
          </table:table-cell>
          <table:table-cell office:value-type="string" calcext:value-type="string">
            <text:p><text:span text:style-name="T2">To verify that “PRICE” slider is visible in Women Ethnic Wear specification Page Filters section</text:span></text:p>
          </table:table-cell>
          <table:table-cell office:value-type="string" calcext:value-type="string">
            <text:p>Women Ethnic Wear Page should be opened</text:p>
          </table:table-cell>
          <table:table-cell office:value-type="string" calcext:value-type="string">
            <text:p>1. Verify the visibility of “PRICE” slider</text:p>
          </table:table-cell>
          <table:table-cell table:style-name="ce9" office:value-type="string" calcext:value-type="string">
            <text:p>“PRICE” slider should be visible in Women Ethnic Wear specification Page Filters section</text:p>
          </table:table-cell>
          <table:table-cell office:value-type="string" calcext:value-type="string">
            <text:p>25 April,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5 April,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4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Ethnic Wear specification Page Filters</text:p>
          </table:table-cell>
          <table:table-cell office:value-type="string" calcext:value-type="string">
            <text:p>To verify the “PRICE” slider functionality that item should be visible within the specified range on</text:p>
            <text:p><text:span text:style-name="T2">Women Ethnic Wear specification Page</text:span></text:p>
          </table:table-cell>
          <table:table-cell office:value-type="string" calcext:value-type="string">
            <text:p>Women Ethnic Wear Page should be opened</text:p>
          </table:table-cell>
          <table:table-cell office:value-type="string" calcext:value-type="string">
            <text:p>1.Set the slider at Price 500</text:p>
            <text:p>2.Verify that item within the range 500 and below is </text:p>
            <text:p>Visible</text:p>
          </table:table-cell>
          <table:table-cell table:style-name="ce9" office:value-type="string" calcext:value-type="string">
            <text:p>Item should be visible within the specified range on Women Ethnic Wear specification Page</text:p>
          </table:table-cell>
          <table:table-cell office:value-type="string" calcext:value-type="string">
            <text:p>25 April,2023</text:p>
          </table:table-cell>
          <table:table-cell/>
          <table:table-cell office:value-type="string" calcext:value-type="string">
            <text:p>25 April,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8"/>
          <table:table-cell table:style-name="ce9"/>
          <table:table-cell table:number-columns-repeated="4"/>
        </table:table-row>
        <table:table-row table:style-name="ro4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Ethnic Wear specification Page Filters</text:p>
          </table:table-cell>
          <table:table-cell office:value-type="string" calcext:value-type="string">
            <text:p>To verify the visibility of Brand search box in Filters section on Women Ethnic Wear specification Page</text:p>
          </table:table-cell>
          <table:table-cell office:value-type="string" calcext:value-type="string">
            <text:p>Women Ethnic Wear Page should be opened</text:p>
          </table:table-cell>
          <table:table-cell office:value-type="string" calcext:value-type="string">
            <text:p><text:span text:style-name="T2">1.Click on “BRAND” drop down</text:span></text:p>
            <text:p><text:span text:style-name="T2">2.Verify the visibility of Brand search box in Filters </text:span></text:p>
            <text:p><text:span text:style-name="T2">Section</text:span></text:p>
          </table:table-cell>
          <table:table-cell table:style-name="ce9" office:value-type="string" calcext:value-type="string">
            <text:p>Brand search box should be visible in Filters section on Women Ethnic Wear specification Page</text:p>
          </table:table-cell>
          <table:table-cell office:value-type="string" calcext:value-type="string">
            <text:p>25 April,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5 April,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4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Ethnic Wear specification Page Filters</text:p>
          </table:table-cell>
          <table:table-cell office:value-type="string" calcext:value-type="string">
            <text:p><text:span text:style-name="T2">To verify the functionality of “BRAND” drop down, Selected brand items should be visible on </text:span></text:p>
            <text:p><text:span text:style-name="T2">Women Ethnic Wear specification Page</text:span></text:p>
          </table:table-cell>
          <table:table-cell office:value-type="string" calcext:value-type="string">
            <text:p>Women Ethnic Wear Page should be opened</text:p>
          </table:table-cell>
          <table:table-cell office:value-type="string" calcext:value-type="string">
            <text:p>1.Click on “BRAND” drop down </text:p>
            <text:p>2. Search the desired brand in brand search field</text:p>
            <text:p>3. Check the desired check box</text:p>
          </table:table-cell>
          <table:table-cell table:style-name="ce9" office:value-type="string" calcext:value-type="string">
            <text:p><text:span text:style-name="T2">Selected brand items should be visible on Women Ethnic Wear specification Page</text:span> </text:p>
          </table:table-cell>
          <table:table-cell office:value-type="string" calcext:value-type="string">
            <text:p>25 April,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5 April,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8"/>
          <table:table-cell table:style-name="ce9"/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Ethnic Wear specification Page Filters</text:p>
          </table:table-cell>
          <table:table-cell office:value-type="string" calcext:value-type="string">
            <text:p><text:span text:style-name="T2">To verify that “DISCOUNT”</text:span> filter is applied to the items, the items within the  specified discount </text:p>
            <text:p>range <text:span text:style-name="T2">should be visible on Women Ethnic Wear specification Page</text:span></text:p>
          </table:table-cell>
          <table:table-cell office:value-type="string" calcext:value-type="string">
            <text:p>Women Ethnic Wear Page should be opened</text:p>
          </table:table-cell>
          <table:table-cell office:value-type="string" calcext:value-type="string">
            <text:p>1.Click on “DISCOUNT” drop down</text:p>
            <text:p>2.Check the “70% or more” checkbox</text:p>
          </table:table-cell>
          <table:table-cell table:style-name="ce9" office:value-type="string" calcext:value-type="string">
            <text:p>Items within the <text:s/>specified discount range should be visible on Women Ethnic Wear specification Page</text:p>
          </table:table-cell>
          <table:table-cell office:value-type="string" calcext:value-type="string">
            <text:p>25 April,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5 April,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Ethnic Wear specification Page Filters</text:p>
          </table:table-cell>
          <table:table-cell office:value-type="string" calcext:value-type="string">
            <text:p>To verify the functionality of “CUSTOMER RATINGS” drop down, <text:span text:style-name="T2">The items with in the range of </text:span></text:p>
            <text:p><text:span text:style-name="T2">specified rating should be visible on Women Ethnic wear specification Page</text:span></text:p>
          </table:table-cell>
          <table:table-cell office:value-type="string" calcext:value-type="string">
            <text:p>Women Ethnic Wear Page should be opened</text:p>
          </table:table-cell>
          <table:table-cell office:value-type="string" calcext:value-type="string">
            <text:p>1.Click on “CUSTOMER RATINGS” drop down</text:p>
            <text:p>2.Check the checkbox “4* &amp; above”</text:p>
            <text:p>3. Verify that items with “4* &amp; above” rating should </text:p>
            <text:p><text:span text:style-name="T2">be visible on Women Ethnic wear specification Page</text:span></text:p>
          </table:table-cell>
          <table:table-cell table:style-name="ce9" office:value-type="string" calcext:value-type="string">
            <text:p>Items with in the range of specified rating should be visible on Women Ethnic wear specification Page</text:p>
          </table:table-cell>
          <table:table-cell office:value-type="string" calcext:value-type="string">
            <text:p>25 April,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5 April,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8"/>
          <table:table-cell table:style-name="ce9"/>
          <table:table-cell table:number-columns-repeated="4"/>
        </table:table-row>
        <table:table-row table:style-name="ro4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Ethnic Wear specification Page Filters</text:p>
          </table:table-cell>
          <table:table-cell office:value-type="string" calcext:value-type="string">
            <text:p>To verify that after clicking “Fabrics”  in Categories, </text:p>
            <text:p>Women Ethnic Sets Items should be visible to user on Women Ethnic wear specification Page</text:p>
          </table:table-cell>
          <table:table-cell office:value-type="string" calcext:value-type="string">
            <text:p>Women Ethnic Wear Page should be opened</text:p>
          </table:table-cell>
          <table:table-cell office:value-type="string" calcext:value-type="string">
            <text:p><text:span text:style-name="T2">1.Click on “Fabrics</text:span>” </text:p>
            <text:p>2. Click on  “Dress Materials” </text:p>
            <text:p><text:span text:style-name="T2">3. Verify the visibility of Women Ethnic Sets items </text:span></text:p>
          </table:table-cell>
          <table:table-cell table:style-name="ce9" office:value-type="string" calcext:value-type="string">
            <text:p>Women Ethnic Sets Items should be visible to user on Women Ethnic wear specification Page</text:p>
          </table:table-cell>
          <table:table-cell office:value-type="string" calcext:value-type="string">
            <text:p>26 April,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6 April,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Ethnic Wear specification Page Filters</text:p>
          </table:table-cell>
          <table:table-cell office:value-type="string" calcext:value-type="string">
            <text:p><text:span text:style-name="T2">To verify the visibility of “fAssured” checkbox in Filters section on Women Ethnic Wear specification </text:span></text:p>
            <text:p><text:span text:style-name="T2">Page</text:span></text:p>
          </table:table-cell>
          <table:table-cell office:value-type="string" calcext:value-type="string">
            <text:p>Women Ethnic Wear Page should be opened</text:p>
          </table:table-cell>
          <table:table-cell office:value-type="string" calcext:value-type="string">
            <text:p>1.Verify the visibility of “fAssured” checkbox in </text:p>
            <text:p>Filters section</text:p>
          </table:table-cell>
          <table:table-cell office:value-type="string" calcext:value-type="string">
            <text:p>“fAssured” checkbox should be visible Filters section on Women Ethnic wear specification Page</text:p>
          </table:table-cell>
          <table:table-cell office:value-type="string" calcext:value-type="string">
            <text:p>26 April,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6 April,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4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Ethnic Wear specification Page Filters</text:p>
          </table:table-cell>
          <table:table-cell office:value-type="string" calcext:value-type="string">
            <text:p>To verify the functionality of “fAssured” checkbox, the items should be visible with fAssured </text:p>
            <text:p><text:span text:style-name="T2">Applied on Women Ethnic wear specification Page</text:span></text:p>
          </table:table-cell>
          <table:table-cell office:value-type="string" calcext:value-type="string">
            <text:p>Women Ethnic Wear Page should be opened</text:p>
          </table:table-cell>
          <table:table-cell office:value-type="string" calcext:value-type="string">
            <text:p>1.Click on “fAssured” checkbox</text:p>
            <text:p>2.Verify that fAssured applied items visible on </text:p>
            <text:p><text:span text:style-name="T2">Women Ethnic wear specification Page</text:span></text:p>
          </table:table-cell>
          <table:table-cell office:value-type="string" calcext:value-type="string">
            <text:p>The “fAssured” applied items should be visible on Women Ethnic wear specification Page</text:p>
          </table:table-cell>
          <table:table-cell office:value-type="string" calcext:value-type="string">
            <text:p>26 April,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6 April,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Ethnic Wear specification Page Filters</text:p>
          </table:table-cell>
          <table:table-cell office:value-type="string" calcext:value-type="string">
            <text:p><text:span text:style-name="T2">To verify the functionality of “Min”  Price drop down in Filters section on Women Ethnic Wear </text:span></text:p>
            <text:p><text:span text:style-name="T2">Specification Page</text:span></text:p>
          </table:table-cell>
          <table:table-cell office:value-type="string" calcext:value-type="string">
            <text:p>Women Ethnic Wear Page should be opened</text:p>
          </table:table-cell>
          <table:table-cell office:value-type="string" calcext:value-type="string">
            <text:p>1.Select “₹1500” option in Min price drop down</text:p>
          </table:table-cell>
          <table:table-cell office:value-type="string" calcext:value-type="string">
            <text:p>The items should be visible within the specified price range on Women Ethnic wear specification Page</text:p>
          </table:table-cell>
          <table:table-cell office:value-type="string" calcext:value-type="string">
            <text:p>26 April,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6 April,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Ethnic Wear specification Page Filters</text:p>
          </table:table-cell>
          <table:table-cell office:value-type="string" calcext:value-type="string">
            <text:p><text:span text:style-name="T2">To verify the visibility of Clear button for Price in Filters section on Women Ethnic Wear specification </text:span></text:p>
            <text:p><text:span text:style-name="T2">Page</text:span></text:p>
          </table:table-cell>
          <table:table-cell office:value-type="string" calcext:value-type="string">
            <text:p>Price specification should be applied</text:p>
          </table:table-cell>
          <table:table-cell office:value-type="string" calcext:value-type="string">
            <text:p>1.Verify the visibility of Clear button for Price</text:p>
          </table:table-cell>
          <table:table-cell office:value-type="string" calcext:value-type="string">
            <text:p>Clear button for Price should be visible in filters section on Women Ethnic wear specification Page</text:p>
          </table:table-cell>
          <table:table-cell office:value-type="string" calcext:value-type="string">
            <text:p>26 April,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6 April,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Ethnic Wear specification Page Filters</text:p>
          </table:table-cell>
          <table:table-cell office:value-type="string" calcext:value-type="string">
            <text:p><text:span text:style-name="T2">To verify the functionality of  Clear button for price in Filters section on Women Ethnic </text:span></text:p>
            <text:p><text:span text:style-name="T2">Wear specification Page</text:span>, the applied price range should be clear</text:p>
          </table:table-cell>
          <table:table-cell office:value-type="string" calcext:value-type="string">
            <text:p>Price specification should be applied</text:p>
          </table:table-cell>
          <table:table-cell office:value-type="string" calcext:value-type="string">
            <text:p>1. Click on Clear button</text:p>
            <text:p><text:span text:style-name="T2">2. Verify that the applied price range should be clear</text:span></text:p>
          </table:table-cell>
          <table:table-cell office:value-type="string" calcext:value-type="string">
            <text:p>The applied price range should be clear in filters section on Women Ethnic wear specification Page</text:p>
          </table:table-cell>
          <table:table-cell office:value-type="string" calcext:value-type="string">
            <text:p>26 April,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6 April,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Ethnic Wear specification Page Filters</text:p>
          </table:table-cell>
          <table:table-cell office:value-type="string" calcext:value-type="string">
            <text:p>To verify the visibility of <text:s/>Color drop down in filters section on Women Ethnic Wear specification Page</text:p>
          </table:table-cell>
          <table:table-cell office:value-type="string" calcext:value-type="string">
            <text:p>Women Ethnic Wear Page should be opened</text:p>
          </table:table-cell>
          <table:table-cell office:value-type="string" calcext:value-type="string">
            <text:p><text:span text:style-name="T2">1. Verify the visibility of  Color drop down in filters </text:span></text:p>
            <text:p><text:span text:style-name="T2">Section</text:span></text:p>
          </table:table-cell>
          <table:table-cell office:value-type="string" calcext:value-type="string">
            <text:p>Color drop down should be visible in filters section on Women Ethnic Wear specification Page</text:p>
          </table:table-cell>
          <table:table-cell office:value-type="string" calcext:value-type="string">
            <text:p>26 April,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6 April,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4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Ethnic Wear specification Page Filters</text:p>
          </table:table-cell>
          <table:table-cell office:value-type="string" calcext:value-type="string">
            <text:p>To verify the functionality of  Color drop down in Filters section, the specified color items should be </text:p>
            <text:p><text:span text:style-name="T2">visible on Women Ethnic Wear specification Page</text:span></text:p>
          </table:table-cell>
          <table:table-cell office:value-type="string" calcext:value-type="string">
            <text:p>Women Ethnic Wear Page should be opened</text:p>
          </table:table-cell>
          <table:table-cell office:value-type="string" calcext:value-type="string">
            <text:p>1.Click on Color drop down</text:p>
            <text:p>2.Select the “Dark Blue” Color</text:p>
            <text:p>3.Verify the visibility of specified color items</text:p>
          </table:table-cell>
          <table:table-cell office:value-type="string" calcext:value-type="string">
            <text:p>The specified color items should be visible on Women Ethnic Wear specification Page</text:p>
          </table:table-cell>
          <table:table-cell office:value-type="string" calcext:value-type="string">
            <text:p>26 April,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6 April,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Ethnic Wear specification Page Filters</text:p>
          </table:table-cell>
          <table:table-cell office:value-type="string" calcext:value-type="string">
            <text:p><text:span text:style-name="T2">To verify the visibility of “Clear all” button for color in filters section on Women Ethnic Wear </text:span></text:p>
            <text:p><text:span text:style-name="T2">specification Page</text:span></text:p>
          </table:table-cell>
          <table:table-cell office:value-type="string" calcext:value-type="string">
            <text:p>Color specification should be applied</text:p>
          </table:table-cell>
          <table:table-cell office:value-type="string" calcext:value-type="string">
            <text:p>1. Click on Color drop down</text:p>
            <text:p>2. verify the visibility of Clear all button for color</text:p>
          </table:table-cell>
          <table:table-cell office:value-type="string" calcext:value-type="string">
            <text:p>The applied color range should be clear in filters section on Women Ethnic wear specification Page</text:p>
          </table:table-cell>
          <table:table-cell office:value-type="string" calcext:value-type="string">
            <text:p>26 April,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6 April,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Ethnic Wear specification Page Filters</text:p>
          </table:table-cell>
          <table:table-cell office:value-type="string" calcext:value-type="string">
            <text:p><text:span text:style-name="T7">To verify the visibility of “CLEAR ALL” button for Filters in Filters section on Women Ethnic Wear </text:span></text:p>
            <text:p><text:span text:style-name="T7">specification Page</text:span></text:p>
          </table:table-cell>
          <table:table-cell office:value-type="string" calcext:value-type="string">
            <text:p>Filters specification should be applied</text:p>
          </table:table-cell>
          <table:table-cell office:value-type="string" calcext:value-type="string">
            <text:p>1.Verify the visibility of “CLEAR ALL” button for </text:p>
            <text:p>Filters in Filters section</text:p>
          </table:table-cell>
          <table:table-cell office:value-type="string" calcext:value-type="string">
            <text:p><text:span text:style-name="T7">“CLEAR ALL” button for Filters should be visible on Women Ethnic </text:span></text:p>
            <text:p><text:span text:style-name="T7">Wear specification Page</text:span></text:p>
          </table:table-cell>
          <table:table-cell office:value-type="string" calcext:value-type="string">
            <text:p>26 April,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6 April,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4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Ethnic Wear specification Page Filters</text:p>
          </table:table-cell>
          <table:table-cell table:style-name="ce5" office:value-type="string" calcext:value-type="string">
            <text:p>To verify the functionality of “OFFERS” drop down, the selected  offer should be applied to the products</text:p>
            <text:p><text:span text:style-name="T2">On Women Ethnic Wear specification Page</text:span></text:p>
          </table:table-cell>
          <table:table-cell office:value-type="string" calcext:value-type="string">
            <text:p>Women Ethnic Wear Page should be opened</text:p>
          </table:table-cell>
          <table:table-cell office:value-type="string" calcext:value-type="string">
            <text:p>1. Check the Special price offer checkbox</text:p>
            <text:p><text:span text:style-name="T2">2. Verify that selected offer is applied to </text:span><text:span text:style-name="T10">the products</text:span></text:p>
          </table:table-cell>
          <table:table-cell table:style-name="ce10" office:value-type="string" calcext:value-type="string">
            <text:p><text:span text:style-name="T8">The selected  offer should be applied to the products </text:span><text:span text:style-name="T9"> on Women Ethnic Wear </text:span></text:p>
            <text:p><text:span text:style-name="T2">specification Page</text:span></text:p>
          </table:table-cell>
          <table:table-cell office:value-type="string" calcext:value-type="string">
            <text:p>27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7 April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5"/>
          <table:table-cell table:style-name="ce5"/>
          <table:table-cell table:number-columns-repeated="2"/>
          <table:table-cell table:style-name="ce9"/>
          <table:table-cell table:number-columns-repeated="4"/>
        </table:table-row>
        <table:table-row table:style-name="ro4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Ethnic Wear specification Page Filters</text:p>
          </table:table-cell>
          <table:table-cell table:style-name="ce5" office:value-type="string" calcext:value-type="string">
            <text:p><text:span text:style-name="T8">To verify the functionality of “PATTERN” drop down, the selected pattern should be applied to the products</text:span><text:span text:style-name="T9"> on Women Ethnic Wear specification Page</text:span></text:p>
          </table:table-cell>
          <table:table-cell office:value-type="string" calcext:value-type="string">
            <text:p>Women Ethnic Wear Page should be opened</text:p>
          </table:table-cell>
          <table:table-cell office:value-type="string" calcext:value-type="string">
            <text:p>1. Click on “PATTERN” drop down</text:p>
            <text:p>2. Check the Color Block Checkbox</text:p>
            <text:p>3. Verify that selected pattern is applied to the products</text:p>
          </table:table-cell>
          <table:table-cell table:style-name="ce11" office:value-type="string" calcext:value-type="string">
            <text:p><text:span text:style-name="T8">The selected pattern should be applied to the products </text:span><text:span text:style-name="T9"> on Women Ethnic Wear </text:span></text:p>
            <text:p><text:span text:style-name="T2">specification Page</text:span></text:p>
          </table:table-cell>
          <table:table-cell office:value-type="string" calcext:value-type="string">
            <text:p>27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7 April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4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Ethnic Wear specification Page Filters</text:p>
          </table:table-cell>
          <table:table-cell office:value-type="string" calcext:value-type="string">
            <text:p><text:span text:style-name="T2">To verify the functionality of “TYPE” drop down, the selected type should be applied to </text:span><text:span text:style-name="T10">the products </text:span><text:span text:style-name="T9">on </text:span></text:p>
            <text:p><text:span text:style-name="T2">Women Ethnic Wear specification Page</text:span></text:p>
          </table:table-cell>
          <table:table-cell office:value-type="string" calcext:value-type="string">
            <text:p>Women Ethnic Wear Page should be opened</text:p>
          </table:table-cell>
          <table:table-cell office:value-type="string" calcext:value-type="string">
            <text:p>1.Click on “TYPE” drop down</text:p>
            <text:p>2.Check the “Salwar Suit Material” Checkbox</text:p>
            <text:p>3. Verify that selected type is applied to the products</text:p>
          </table:table-cell>
          <table:table-cell table:style-name="ce11" office:value-type="string" calcext:value-type="string">
            <text:p><text:span text:style-name="T2">The selected type should be applied to </text:span><text:span text:style-name="T10">the products </text:span><text:span text:style-name="T9"> on Women Ethnic </text:span></text:p>
            <text:p><text:span text:style-name="T2">Wear specification Page</text:span></text:p>
          </table:table-cell>
          <table:table-cell office:value-type="string" calcext:value-type="string">
            <text:p>27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7 April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8"/>
          <table:table-cell table:style-name="ce9"/>
          <table:table-cell table:number-columns-repeated="4"/>
        </table:table-row>
        <table:table-row table:style-name="ro4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Ethnic Wear specification Page Filters</text:p>
          </table:table-cell>
          <table:table-cell office:value-type="string" calcext:value-type="string">
            <text:p>To verify the functionality of “AVAILABILITY” drop down, the selected availability should be applied </text:p>
            <text:p>T<text:span text:style-name="T2">o the products on Women Ethnic Wear specification Page</text:span></text:p>
          </table:table-cell>
          <table:table-cell office:value-type="string" calcext:value-type="string">
            <text:p>Women Ethnic Wear Page should be opened</text:p>
          </table:table-cell>
          <table:table-cell office:value-type="string" calcext:value-type="string">
            <text:p>1. Click on “AVAILABILITY” drop down</text:p>
            <text:p>2. Check the “Include Out of Stock” Checkbox</text:p>
            <text:p>3.Verify that selected availability is applied to the products</text:p>
          </table:table-cell>
          <table:table-cell table:style-name="ce9" office:value-type="string" calcext:value-type="string">
            <text:p>The selected availability should be applied to the products on Women Ethnic Wear specification Page</text:p>
          </table:table-cell>
          <table:table-cell office:value-type="string" calcext:value-type="string">
            <text:p>27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7 April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8"/>
          <table:table-cell table:style-name="ce9"/>
          <table:table-cell table:number-columns-repeated="4"/>
        </table:table-row>
        <table:table-row table:style-name="ro4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Ethnic Wear specification Page </text:p>
          </table:table-cell>
          <table:table-cell table:style-name="ce5" office:value-type="string" calcext:value-type="string">
            <text:p><text:span text:style-name="T8">To verify the Sorting functionality of “Popularity” is  working correctly on Women Ethnic Wear specification Page, the products should be sorted based on the sort of Popularity</text:span>.</text:p>
          </table:table-cell>
          <table:table-cell office:value-type="string" calcext:value-type="string">
            <text:p>Women Ethnic Wear Page should be opened</text:p>
          </table:table-cell>
          <table:table-cell office:value-type="string" calcext:value-type="string">
            <text:p>1. Click on Popularity sort option</text:p>
            <text:p><text:span text:style-name="T2">2. Verify that </text:span><text:span text:style-name="T10">products is sorted based on the sort of </text:span></text:p>
            <text:p><text:span text:style-name="T8">Popularity.</text:span></text:p>
          </table:table-cell>
          <table:table-cell table:style-name="ce8" office:value-type="string" calcext:value-type="string">
            <text:p>The products should be sorted based on the sort of Popularity.</text:p>
          </table:table-cell>
          <table:table-cell office:value-type="string" calcext:value-type="string">
            <text:p>27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7 April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4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Ethnic Wear specification Page </text:p>
          </table:table-cell>
          <table:table-cell table:style-name="ce5" office:value-type="string" calcext:value-type="string">
            <text:p><text:span text:style-name="T8">To verify the Sorting functionality of “Price-Low to High” is  working correctly on Women Ethnic Wear specification Page, the products should be sorted based on the sort of Price-Low to High</text:span>.</text:p>
          </table:table-cell>
          <table:table-cell office:value-type="string" calcext:value-type="string">
            <text:p>Women Ethnic Wear Page should be opened</text:p>
          </table:table-cell>
          <table:table-cell office:value-type="string" calcext:value-type="string">
            <text:p><text:span text:style-name="T2">1. Click on </text:span><text:span text:style-name="T10">Price-Low to High</text:span> sort option</text:p>
            <text:p><text:span text:style-name="T2">2. Verify that </text:span><text:span text:style-name="T10">products is sorted based on the sort of </text:span></text:p>
            <text:p><text:span text:style-name="T8">Price-Low to High.</text:span></text:p>
          </table:table-cell>
          <table:table-cell table:style-name="ce8" office:value-type="string" calcext:value-type="string">
            <text:p>The products should be sorted based on the sort of Price-Low to High.</text:p>
          </table:table-cell>
          <table:table-cell office:value-type="string" calcext:value-type="string">
            <text:p>27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7 April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4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Ethnic Wear specification Page </text:p>
          </table:table-cell>
          <table:table-cell table:style-name="ce5" office:value-type="string" calcext:value-type="string">
            <text:p><text:span text:style-name="T8">To verify the Sorting functionality of “Price-High to Low” is  working correctly on Women Ethnic Wear specification Page, the products should be sorted based on the sort of Price-High to Low</text:span>.</text:p>
          </table:table-cell>
          <table:table-cell office:value-type="string" calcext:value-type="string">
            <text:p>Women Ethnic Wear Page should be opened</text:p>
          </table:table-cell>
          <table:table-cell office:value-type="string" calcext:value-type="string">
            <text:p><text:span text:style-name="T2">1. Click on </text:span><text:span text:style-name="T10">Price-Low to High</text:span> sort option</text:p>
            <text:p><text:span text:style-name="T2">2. Verify that </text:span><text:span text:style-name="T10">products is sorted based on the sort of </text:span></text:p>
            <text:p><text:span text:style-name="T8">Price-High to Low</text:span></text:p>
          </table:table-cell>
          <table:table-cell table:style-name="ce8" office:value-type="string" calcext:value-type="string">
            <text:p>The products should be sorted based on the sort of Price-High to Low.</text:p>
          </table:table-cell>
          <table:table-cell office:value-type="string" calcext:value-type="string">
            <text:p>27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7 April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4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Ethnic Wear specification Page </text:p>
          </table:table-cell>
          <table:table-cell table:style-name="ce5" office:value-type="string" calcext:value-type="string">
            <text:p><text:span text:style-name="T8">To verify the Sorting functionality of “Newest First” is  working correctly on Women Ethnic Wear specification Page, the products should be sorted based on the sort of Newest First</text:span></text:p>
          </table:table-cell>
          <table:table-cell office:value-type="string" calcext:value-type="string">
            <text:p>Women Ethnic Wear Page should be opened</text:p>
          </table:table-cell>
          <table:table-cell office:value-type="string" calcext:value-type="string">
            <text:p><text:span text:style-name="T2">1. Click on </text:span><text:span text:style-name="T10">Newest First</text:span> sort option</text:p>
            <text:p><text:span text:style-name="T2">2. Verify that </text:span><text:span text:style-name="T10">products is sorted based on the sort of </text:span></text:p>
            <text:p><text:span text:style-name="T8">Newest First</text:span></text:p>
          </table:table-cell>
          <table:table-cell table:style-name="ce8" office:value-type="string" calcext:value-type="string">
            <text:p><text:span text:style-name="T8">The products should be sorted based on the sort of Newest First</text:span>.</text:p>
          </table:table-cell>
          <table:table-cell office:value-type="string" calcext:value-type="string">
            <text:p>27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7 April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Ethnic Wear specification Page </text:p>
          </table:table-cell>
          <table:table-cell office:value-type="string" calcext:value-type="string">
            <text:p><text:span text:style-name="T2">To verify that t</text:span><text:span text:style-name="T10">he product count should remain the same even when sorting is applied on Women Ethnic </text:span></text:p>
            <text:p><text:span text:style-name="T8">Wear specification Page</text:span></text:p>
          </table:table-cell>
          <table:table-cell table:style-name="ce8" office:value-type="string" calcext:value-type="string">
            <text:p><text:span text:style-name="T11">Sorting is applied on Women Ethnic Wear </text:span></text:p>
            <text:p><text:span text:style-name="T11">Specification Page</text:span></text:p>
          </table:table-cell>
          <table:table-cell office:value-type="string" calcext:value-type="string">
            <text:p><text:span text:style-name="T2">1.Verify that t</text:span><text:span text:style-name="T10">he product count should remain the same </text:span></text:p>
            <text:p><text:span text:style-name="T8">even when sorting is applied.</text:span></text:p>
          </table:table-cell>
          <table:table-cell table:style-name="ce11" office:value-type="string" calcext:value-type="string">
            <text:p><text:span text:style-name="T2">T</text:span><text:span text:style-name="T10">he product count should remain the same even when sorting is applied on Women Ethnic Wear </text:span></text:p>
            <text:p><text:span text:style-name="T8">Specification Page </text:span></text:p>
          </table:table-cell>
          <table:table-cell office:value-type="string" calcext:value-type="string">
            <text:p>27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7 April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8"/>
          <table:table-cell table:style-name="ce10"/>
          <table:table-cell table:number-columns-repeated="4"/>
        </table:table-row>
        <table:table-row table:style-name="ro4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lipkart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Ethnic Wear specification Page </text:p>
          </table:table-cell>
          <table:table-cell office:value-type="string" calcext:value-type="string">
            <text:p><text:span text:style-name="T2">To verify the “Next” button functionality </text:span><text:span text:style-name="T10">on Women Ethnic Wear specification Page, the n</text:span><text:span text:style-name="T9">ext page of </text:span></text:p>
            <text:p><text:span text:style-name="T2">Women Ethnic wear specification should be opened</text:span></text:p>
          </table:table-cell>
          <table:table-cell office:value-type="string" calcext:value-type="string">
            <text:p>Women Ethnic Wear Page should be opened</text:p>
          </table:table-cell>
          <table:table-cell office:value-type="string" calcext:value-type="string">
            <text:p>1. Click on Next button</text:p>
            <text:p>2.Verify that Next page of Women Ethnic wear specification</text:p>
            <text:p> is opened</text:p>
          </table:table-cell>
          <table:table-cell table:style-name="ce11" office:value-type="string" calcext:value-type="string">
            <text:p><text:span text:style-name="T8">The n</text:span><text:span text:style-name="T9">ext page of Women Ethnic wear specification should be opened</text:span></text:p>
          </table:table-cell>
          <table:table-cell office:value-type="string" calcext:value-type="string">
            <text:p>27 April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7 April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8"/>
          <table:table-cell table:style-name="ce9"/>
          <table:table-cell table:number-columns-repeated="4"/>
        </table:table-row>
        <table:table-row table:style-name="ro1" table:number-rows-repeated="8">
          <table:table-cell table:number-columns-repeated="13"/>
        </table:table-row>
        <table:table-row table:style-name="ro1" table:number-rows-repeated="3">
          <table:table-cell table:number-columns-repeated="5"/>
          <table:table-cell table:style-name="ce5"/>
          <table:table-cell table:number-columns-repeated="7"/>
        </table:table-row>
        <table:table-row table:style-name="ro1" table:number-rows-repeated="104850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0T13:55:02.095000000</meta:creation-date>
    <dc:date>2023-05-29T14:34:43.111000000</dc:date>
    <meta:editing-duration>P1DT7H15M48S</meta:editing-duration>
    <meta:editing-cycles>52</meta:editing-cycles>
    <meta:generator>LibreOffice/7.4.1.2$Windows_X86_64 LibreOffice_project/3c58a8f3a960df8bc8fd77b461821e42c061c5f0</meta:generator>
    <meta:document-statistic meta:table-count="3" meta:cell-count="1094" meta:object-count="0"/>
  </office:meta>
</office:document-meta>
</file>